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0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.318cm" fo:margin-right="0cm" fo:margin-top="0cm" fo:margin-bottom="0cm" fo:text-indent="0cm" style:text-autospace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635cm" fo:margin-right="0cm" fo:margin-top="0cm" fo:margin-bottom="0cm" fo:text-align="center" fo:text-indent="-0.635cm" style:text-autospace="none"/>
    </style:style>
    <style:style style:name="P10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000000" style:font-name="Segoe UI" fo:font-size="8.5pt" fo:text-shadow="none" fo:font-weight="bold" style:font-name-asian="Segoe UI" style:font-size-asian="8.5pt" style:font-weight-asian="bold" style:font-name-complex="Segoe UI" style:font-size-complex="8.5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99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3" style:family="text">
      <style:text-properties fo:color="#000099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5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6" style:family="text">
      <style:text-properties fo:color="#000099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7" style:family="text">
      <style:text-properties fo:color="#000099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8" style:family="text">
      <style:text-properties fo:color="#ffffff" style:font-name="Segoe UI1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T9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10" style:family="text"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1" style:family="text">
      <style:text-properties fo:color="#000000" style:font-name="Segoe UI1" fo:font-size="32pt" fo:text-shadow="1pt 1pt" style:font-name-asian="Segoe UI" style:font-size-asian="32pt" style:font-name-complex="Segoe UI" style:font-size-complex="32pt"/>
    </style:style>
    <style:style style:name="T12" style:family="text">
      <style:text-properties fo:color="#000099" style:text-position="0% 100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3" style:family="text">
      <style:text-properties fo:color="#000000" style:text-position="super 58%" style:font-name="Segoe UI1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14" style:family="text">
      <style:text-properties fo:color="#000000" style:text-position="0% 100%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5" style:family="text">
      <style:text-properties fo:color="#000000" style:text-position="0% 100%" style:font-name="Segoe UI1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4" draw:layer="layout" svg:width="25.168cm" svg:height="6.35cm" svg:x="1.502cm" svg:y="1.016cm">
          <draw:text-box>
            <text:p text:style-name="P1"><text:span text:style-name="T1">Psalm 95</text:span></text:p>
            <text:p text:style-name="P2"><text:span text:style-name="T2">1</text:span><text:span text:style-name="T3">Oh come, let us sing to the LORD;</text:span></text:p>
            <text:p text:style-name="P2"><text:span text:style-name="T4"><text:s text:c="4"/></text:span><text:span text:style-name="T5">let us make a joyful noise to the rock of </text:span></text:p>
            <text:p text:style-name="P3"><text:span text:style-name="T5"><text:s text:c="3"/></text:span><text:span text:style-name="T5">our salvatio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7" draw:layer="layout" svg:width="25.908cm" svg:height="8.433cm" svg:x="1.016cm" svg:y="0.965cm">
          <draw:text-box>
            <text:p text:style-name="P6"><text:span text:style-name="T6">2</text:span><text:span text:style-name="T7">Let us come into his presence with thanksgiving;</text:span></text:p>
            <text:p text:style-name="P3"><text:span text:style-name="T8"><text:s text:c="4"/></text:span><text:span text:style-name="T5">let us make a joyful noise to him with songs </text:span></text:p>
            <text:p text:style-name="P3"><text:span text:style-name="T5"><text:s text:c="4"/></text:span><text:span text:style-name="T5">of praise!</text:span></text:p>
            <text:p text:style-name="P2"><text:span text:style-name="T6">3</text:span><text:span text:style-name="T7">for the lord is a great god,</text:span></text:p>
            <text:p text:style-name="P3"><text:span text:style-name="T4"><text:s text:c="4"/></text:span><text:span text:style-name="T5">and a great King above all go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5.908cm" svg:height="7.366cm" svg:x="1.016cm" svg:y="0.762cm">
          <draw:text-box>
            <text:p text:style-name="P6"><text:span text:style-name="T6">4</text:span><text:span text:style-name="T7">In his hand are the depths of the earth; </text:span></text:p>
            <text:p text:style-name="P3"><text:span text:style-name="T4"><text:s text:c="4"/></text:span><text:span text:style-name="T9">the heights of the mountains are his also.</text:span></text:p>
            <text:p text:style-name="P2"><text:span text:style-name="T2">5</text:span><text:span text:style-name="T3">The sea is his, for he made it,</text:span></text:p>
            <text:p text:style-name="P3"><text:span text:style-name="T4"><text:s text:c="4"/></text:span><text:span text:style-name="T5">and his hands formed the dry l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5.908cm" svg:height="9.269cm" svg:x="1.27cm" svg:y="0.965cm">
          <draw:text-box>
            <text:p text:style-name="P6"><text:span text:style-name="T6">6</text:span><text:span text:style-name="T7">Oh come, let us worship and bow down;</text:span></text:p>
            <text:p text:style-name="P3"><text:span text:style-name="T4"><text:s text:c="4"/></text:span><text:span text:style-name="T5">let us kneel before the L</text:span><text:span text:style-name="T10">ORD</text:span><text:span text:style-name="T5">, our Maker!</text:span></text:p>
            <text:p text:style-name="P2"><text:span text:style-name="T2">7</text:span><text:span text:style-name="T3">For he is our God,</text:span></text:p>
            <text:p text:style-name="P3"><text:span text:style-name="T4"><text:s text:c="4"/></text:span><text:span text:style-name="T5">and we are the people of his pasture, and </text:span></text:p>
            <text:p text:style-name="P3"><text:span text:style-name="T5"><text:s text:c="4"/></text:span><text:span text:style-name="T5">the sheep of his hand.</text:span></text:p>
            <text:p text:style-name="P2"><text:span text:style-name="T11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7" draw:layer="layout" svg:width="24.892cm" svg:height="4.877cm" svg:x="1.27cm" svg:y="0.965cm">
          <draw:text-box>
            <text:p text:style-name="P2"><text:span text:style-name="T12"><text:s/></text:span><text:span text:style-name="T12">Today, if you hear His voice,</text:span></text:p>
            <text:p text:style-name="P2"><text:span text:style-name="T13"><text:s text:c="7"/></text:span><text:span text:style-name="T13">8</text:span><text:span text:style-name="T14">do not harden your hearts, as at Meribah, </text:span></text:p>
            <text:p text:style-name="P2"><text:span text:style-name="T14"><text:s text:c="5"/></text:span><text:span text:style-name="T14">as on the day of Massah in the wildernes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6" draw:text-style-name="P7" draw:layer="layout" svg:width="24.892cm" svg:height="4.877cm" svg:x="1.27cm" svg:y="0.965cm">
          <draw:text-box>
            <text:p text:style-name="P2"><text:span text:style-name="T2">9</text:span><text:span text:style-name="T3">when your fathers put me to the test</text:span></text:p>
            <text:p text:style-name="P3"><text:span text:style-name="T4"><text:s text:c="4"/></text:span><text:span text:style-name="T5">And put me to the proof, though they had </text:span></text:p>
            <text:p text:style-name="P2"><text:span text:style-name="T5"><text:s text:c="5"/></text:span><text:span text:style-name="T5">seen my wor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Hymn_25_20template" presentation:presentation-page-layout-name="AL1T0">
        <draw:frame draw:style-name="gr7" draw:text-style-name="P7" draw:layer="layout" svg:width="24.892cm" svg:height="6.263cm" svg:x="1.27cm" svg:y="0.965cm">
          <draw:text-box>
            <text:p text:style-name="P2"><text:span text:style-name="T6">10</text:span><text:span text:style-name="T12">For forty years I loathed that generation and <text:s/></text:span></text:p>
            <text:p text:style-name="P2"><text:span text:style-name="T12"><text:s text:c="2"/></text:span><text:span text:style-name="T12">said, “They are a people who go astray in their <text:s text:c="2"/>heart,</text:span></text:p>
            <text:p text:style-name="P2"><text:span text:style-name="T15"><text:s text:c="6"/></text:span><text:span text:style-name="T14">and they have not known my way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Hymn_25_20template" presentation:presentation-page-layout-name="AL1T0">
        <draw:frame draw:style-name="gr8" draw:text-style-name="P7" draw:layer="layout" svg:width="24.892cm" svg:height="3.607cm" svg:x="1.27cm" svg:y="0.965cm">
          <draw:text-box>
            <text:p text:style-name="P2"><text:span text:style-name="T6">11</text:span><text:span text:style-name="T12">Therefore I swore in my wrath,</text:span></text:p>
            <text:p text:style-name="P2"><text:span text:style-name="T15"><text:s text:c="6"/>“</text:span><text:span text:style-name="T14">they shall not enter my res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Hymn_25_20template" presentation:presentation-page-layout-name="AL1T0">
        <draw:frame draw:style-name="gr9" draw:text-style-name="P10" draw:layer="layout" svg:width="23.876cm" svg:height="6.655cm" svg:x="2.032cm" svg:y="0.965cm">
          <draw:text-box>
            <text:p text:style-name="P9"><text:span text:style-name="T5">C: Glory be to the Father and to the Son</text:span></text:p>
            <text:p text:style-name="P9"><text:span text:style-name="T5">and to the Holy Spirit;</text:span></text:p>
            <text:p text:style-name="P9"><text:span text:style-name="T5">as it was in the beginning,</text:span></text:p>
            <text:p text:style-name="P9"><text:span text:style-name="T5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8:47:54.390000000</meta:creation-date>
    <dc:title>Hymn template</dc:title>
    <meta:editing-duration>PT45M59S</meta:editing-duration>
    <meta:editing-cycles>7</meta:editing-cycles>
    <meta:generator>LibreOffice/5.4.2.2$Windows_X86_64 LibreOffice_project/22b09f6418e8c2d508a9eaf86b2399209b0990f4</meta:generator>
    <meta:initial-creator>Arthur Hoch</meta:initial-creator>
    <dc:date>2017-11-21T16:17:02.065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1-22T18:47:46.387000000"/>
  </office:meta>
</office:document-meta>
</file>